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fill="none" draw:fill-color="#000000" draw:textarea-vertical-align="middle"/>
    </style:style>
    <style:style style:name="gr2" style:family="graphic" style:parent-style-name="objectwithoutfill">
      <style:graphic-properties draw:stroke="solid" svg:stroke-width="0.102cm" svg:stroke-color="#ff3333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02cm" svg:stroke-color="#6666ff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svg:stroke-width="0.102cm" svg:stroke-color="#00cc00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draw:fill="none" draw:fill-color="#000000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objectwithoutfill">
      <style:graphic-properties draw:stroke="solid" svg:stroke-width="0.1cm" svg:stroke-color="#ff00cc" draw:marker-start-width="0.35cm" draw:marker-end-width="0.35cm" draw:fill="none" draw:fill-color="#000000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102cm" svg:stroke-color="#9900ff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3cm" svg:stroke-color="#ff950e" draw:marker-start-width="0.65cm" draw:marker-end-width="0.6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36cm" svg:y1="0.906cm" svg:x2="1.436cm" svg:y2="11.447cm">
          <text:p/>
        </draw:line>
        <draw:line draw:style-name="gr1" draw:text-style-name="P1" draw:layer="layout" svg:x1="16.636cm" svg:y1="11.474cm" svg:x2="1.381cm" svg:y2="11.474cm">
          <text:p/>
        </draw:line>
        <draw:line draw:style-name="gr2" draw:text-style-name="P1" draw:layer="layout" svg:x1="1.381cm" svg:y1="9.923cm" svg:x2="16.763cm" svg:y2="9.923cm">
          <text:p/>
        </draw:line>
        <draw:line draw:style-name="gr3" draw:text-style-name="P1" draw:layer="layout" svg:x1="1.381cm" svg:y1="7.256cm" svg:x2="16.763cm" svg:y2="7.256cm">
          <text:p/>
        </draw:line>
        <draw:line draw:style-name="gr4" draw:text-style-name="P1" draw:layer="layout" svg:x1="2.778cm" svg:y1="11.414cm" svg:x2="2.778cm" svg:y2="2.905cm">
          <text:p/>
        </draw:line>
        <draw:custom-shape draw:style-name="gr5" draw:text-style-name="P1" draw:layer="layout" svg:width="0.254cm" svg:height="1.524cm" svg:x="0.982cm" svg:y="9.923cm">
          <text:p/>
          <draw:enhanced-geometry svg:viewBox="0 0 21600 21600" draw:glue-points="21600 0 0 10800 21600 21600" draw:text-areas="13800 ?f9 21600 ?f10" draw:type="left-brace" draw:modifiers="1800 10637.11475409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2.809cm" svg:height="0.729cm" svg:x="-2.175cm" svg:y="10.304cm">
          <draw:text-box>
            <text:p><text:span text:style-name="T1">Buffer Stock</text:span></text:p>
          </draw:text-box>
        </draw:frame>
        <draw:custom-shape draw:style-name="gr5" draw:text-style-name="P1" draw:layer="layout" svg:width="0.381cm" svg:height="4.191cm" svg:x="0.447cm" svg:y="7.2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2" draw:layer="layout" svg:width="1.374cm" svg:height="0.795cm" svg:x="1.8cm" svg:y="8.874cm">
          <draw:text-box>
            <text:p><text:span text:style-name="T1">ROL</text:span></text:p>
          </draw:text-box>
        </draw:frame>
        <draw:custom-shape draw:style-name="gr5" draw:text-style-name="P1" draw:layer="layout" svg:width="0.381cm" svg:height="4.318cm" svg:x="0.447cm" svg:y="2.9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2" draw:layer="layout" svg:width="1.467cm" svg:height="0.729cm" svg:x="-1.286cm" svg:y="4.716cm">
          <draw:text-box>
            <text:p><text:span text:style-name="T1">ROQ</text:span></text:p>
          </draw:text-box>
        </draw:frame>
        <draw:custom-shape draw:style-name="gr5" draw:text-style-name="P1" draw:layer="layout" svg:width="0.508cm" svg:height="3.429cm" draw:transform="rotate (1.52297430529025) translate (8.62cm 12.175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3.048cm" svg:height="0.729cm" svg:x="9.001cm" svg:y="12.43cm">
          <draw:text-box>
            <text:p><text:span text:style-name="T1">Lead Time</text:span></text:p>
          </draw:text-box>
        </draw:frame>
        <draw:line draw:style-name="gr10" draw:text-style-name="P1" draw:layer="layout" svg:x1="2.688cm" svg:y1="2.905cm" svg:x2="12.064cm" svg:y2="9.923cm">
          <text:p/>
        </draw:line>
        <draw:custom-shape draw:style-name="gr5" draw:text-style-name="P1" draw:layer="layout" svg:width="0.508cm" svg:height="9.183cm" draw:transform="rotate (1.52297430529025) translate (2.867cm 13.342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3.33cm" svg:height="0.729cm" svg:x="6.08cm" svg:y="13.7cm">
          <draw:text-box>
            <text:p><text:span text:style-name="T1">Ordering Cycle</text:span></text:p>
          </draw:text-box>
        </draw:frame>
        <draw:line draw:style-name="gr4" draw:text-style-name="P1" draw:layer="layout" svg:x1="12.064cm" svg:y1="11.447cm" svg:x2="12.064cm" svg:y2="2.938cm">
          <text:p/>
        </draw:line>
        <draw:line draw:style-name="gr1" draw:text-style-name="P1" draw:layer="layout" svg:x1="3.936cm" svg:y1="15.478cm" svg:x2="3.936cm" svg:y2="26.019cm">
          <text:p/>
        </draw:line>
        <draw:line draw:style-name="gr1" draw:text-style-name="P1" draw:layer="layout" svg:x1="16.636cm" svg:y1="26.046cm" svg:x2="3.936cm" svg:y2="26.046cm">
          <text:p/>
        </draw:line>
        <draw:line draw:style-name="gr2" draw:text-style-name="P1" draw:layer="layout" svg:x1="3.936cm" svg:y1="24.495cm" svg:x2="16.763cm" svg:y2="24.495cm">
          <text:p/>
        </draw:line>
        <draw:line draw:style-name="gr3" draw:text-style-name="P1" draw:layer="layout" svg:x1="3.936cm" svg:y1="21.828cm" svg:x2="16.763cm" svg:y2="21.828cm">
          <text:p/>
        </draw:line>
        <draw:line draw:style-name="gr11" draw:text-style-name="P1" draw:layer="layout" svg:x1="5.587cm" svg:y1="26.019cm" svg:x2="5.587cm" svg:y2="17.51cm">
          <text:p/>
        </draw:line>
        <draw:custom-shape draw:style-name="gr5" draw:text-style-name="P1" draw:layer="layout" svg:width="0.254cm" svg:height="1.524cm" svg:x="3.682cm" svg:y="24.495cm">
          <text:p/>
          <draw:enhanced-geometry svg:viewBox="0 0 21600 21600" draw:glue-points="21600 0 0 10800 21600 21600" draw:text-areas="13800 ?f9 21600 ?f10" draw:type="left-brace" draw:modifiers="1800 10637.11475409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2.809cm" svg:height="0.729cm" svg:x="1cm" svg:y="24.876cm">
          <draw:text-box>
            <text:p><text:span text:style-name="T1">Buffer Stock</text:span></text:p>
          </draw:text-box>
        </draw:frame>
        <draw:custom-shape draw:style-name="gr5" draw:text-style-name="P1" draw:layer="layout" svg:width="0.381cm" svg:height="4.191cm" svg:x="3.047cm" svg:y="21.8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1.374cm" svg:height="0.729cm" svg:x="1.8cm" svg:y="23.512cm">
          <draw:text-box>
            <text:p><text:span text:style-name="T1">ROL</text:span></text:p>
          </draw:text-box>
        </draw:frame>
        <draw:custom-shape draw:style-name="gr5" draw:text-style-name="P1" draw:layer="layout" svg:width="0.381cm" svg:height="4.318cm" svg:x="3.047cm" svg:y="17.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1.467cm" svg:height="0.729cm" svg:x="1.523cm" svg:y="19.288cm">
          <draw:text-box>
            <text:p><text:span text:style-name="T1">ROQ</text:span></text:p>
          </draw:text-box>
        </draw:frame>
        <draw:custom-shape draw:style-name="gr5" draw:text-style-name="P1" draw:layer="layout" svg:width="0.508cm" svg:height="4.679cm" draw:transform="rotate (1.52297430529025) translate (5.587cm 26.78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6.731cm" svg:height="0.729cm" svg:x="6.095cm" svg:y="27.035cm">
          <draw:text-box>
            <text:p><text:span text:style-name="T1">Ordering Cycle</text:span></text:p>
          </draw:text-box>
        </draw:frame>
        <draw:line draw:style-name="gr1" draw:text-style-name="P1" draw:layer="layout" svg:x1="7.35cm" svg:y1="17.383cm" svg:x2="12.064cm" svg:y2="24.495cm">
          <text:p/>
        </draw:line>
        <draw:custom-shape draw:style-name="gr5" draw:text-style-name="P1" draw:layer="layout" svg:width="0.508cm" svg:height="6.333cm" draw:transform="rotate (1.52297430529025) translate (5.714cm 28.05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2.483cm" svg:height="0.729cm" svg:x="7.492cm" svg:y="28.813cm">
          <draw:text-box>
            <text:p><text:span text:style-name="T1">Lead Time</text:span></text:p>
          </draw:text-box>
        </draw:frame>
        <draw:line draw:style-name="gr11" draw:text-style-name="P1" draw:layer="layout" svg:x1="10.271cm" svg:y1="26.146cm" svg:x2="10.271cm" svg:y2="17.637cm">
          <text:p/>
        </draw:line>
        <draw:line draw:style-name="gr1" draw:text-style-name="P1" draw:layer="layout" svg:x1="12.064cm" svg:y1="17.511cm" svg:x2="16.621cm" svg:y2="24.495cm">
          <text:p/>
        </draw:line>
        <draw:custom-shape draw:style-name="gr5" draw:text-style-name="P1" draw:layer="layout" svg:width="0.508cm" svg:height="4.679cm" draw:transform="rotate (1.52297430529025) translate (1.001cm 26.684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508cm" svg:height="4.679cm" draw:transform="rotate (1.52297430529025) translate (10.271cm 26.907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" draw:text-style-name="P1" draw:layer="layout" svg:x1="14.97cm" svg:y1="26.019cm" svg:x2="14.97cm" svg:y2="17.51cm">
          <text:p/>
        </draw:line>
        <draw:custom-shape draw:style-name="gr5" draw:text-style-name="P1" draw:layer="layout" svg:width="0.508cm" svg:height="6.333cm" draw:transform="rotate (1.52297430529025) translate (10.271cm 28.129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508cm" svg:height="6.333cm" draw:transform="rotate (1.52297430529025) translate (1cm 27.923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1" draw:layer="layout" svg:x1="7.35cm" svg:y1="26.019cm" svg:x2="7.35cm" svg:y2="17.383cm">
          <text:p/>
        </draw:line>
        <draw:line draw:style-name="gr4" draw:text-style-name="P1" draw:layer="layout" svg:x1="12.049cm" svg:y1="26.019cm" svg:x2="12.049cm" svg:y2="17.383cm">
          <text:p/>
        </draw:line>
        <draw:line draw:style-name="gr4" draw:text-style-name="P1" draw:layer="layout" svg:x1="16.621cm" svg:y1="26.019cm" svg:x2="16.621cm" svg:y2="17.383cm">
          <text:p/>
        </draw:line>
        <draw:line draw:style-name="gr1" draw:text-style-name="P1" draw:layer="layout" svg:x1="2.651cm" svg:y1="17.383cm" svg:x2="7.365cm" svg:y2="24.495cm">
          <text:p/>
        </draw:line>
        <draw:line draw:style-name="gr4" draw:text-style-name="P1" draw:layer="layout" svg:x1="2.651cm" svg:y1="26.019cm" svg:x2="2.651cm" svg:y2="17.383cm">
          <text:p/>
        </draw:line>
        <draw:line draw:style-name="gr12" draw:text-style-name="P1" draw:layer="layout" svg:x1="8.493cm" svg:y1="11.541cm" svg:x2="8.493cm" svg:y2="7.2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22:43:55.607656714</meta:creation-date>
    <dc:date>2014-10-21T18:21:57.522822729</dc:date>
    <meta:editing-duration>PT10M22S</meta:editing-duration>
    <meta:editing-cycles>5</meta:editing-cycles>
    <meta:generator>LibreOffice/4.2.6.3$Linux_X86_64 LibreOffice_project/420m0$Build-3</meta:generator>
    <meta:document-statistic meta:object-count="46"/>
  </office:meta>
</office:document-meta>
</file>